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12.222cm"/>
    </style:style>
    <style:style style:name="co6" style:family="table-column">
      <style:table-column-properties fo:break-before="auto" style:column-width="13.739cm"/>
    </style:style>
    <style:style style:name="co7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10　テストを行う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1　Pythonのユニット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2　square関数の逆伝播の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3　勾配確認による自動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ce6"/>
        <table:table-column table:style-name="co3" table:default-cell-style-name="Default"/>
        <table:table-row table:style-name="ro1">
          <table:table-cell office:value-type="string" calcext:value-type="string">
            <text:p>第2ステージ　自然なコードで表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1　可変長の引数（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1　Functionクラスの修正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2　Add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2　可変長の引数（改善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1　1つ目の改善：関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2　2つ目の改善：関数を実装し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3　add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3　可変長の引数（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1　可変長引数に対応したAddクラスの逆伝播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2　Variableクラスの修正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for x, gx in zip(f.inputs, gxs):</text:p>
          </table:table-cell>
        </table:table-row>
        <table:table-row table:style-name="ro1">
          <table:table-cell office:value-type="string" calcext:value-type="string">
            <text:p><text:s text:c="8"/>13.3　Square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4　同じ変数を繰り返し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1　問題の原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2　解決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3　微分をリセット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5　複雑な計算グラフ（理論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1　逆伝播の正しい順番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2　現状のDeZero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3　関数の優先度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6　複雑な計算グラフ（実装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1　世代の追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2　世代順に取り出す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3　Variableクラスのbackward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概念は分かるがコード理解不十分</text:p>
          </table:table-cell>
        </table:table-row>
        <table:table-row table:style-name="ro4">
          <table:table-cell office:value-type="string" calcext:value-type="string">
            <text:p><text:s text:c="8"/>1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7　メモリ管理と循環参照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1　メモリ管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2　参照カウント方式のメモリ管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3　循環参照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4　weakrefモジュール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5　動作確認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18　メモリ使用量を減らすモー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1　不要な微分は保持しない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2　Functionクラスの復習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3　Configクラスによる切り替え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4　モードを切り替える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5　with文による切り替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19　変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9.1　変数に名前を付け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2　ndarrayのインスタンス変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9.3　len関数とprint関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20　演算子のオーバーロード（1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0.1　Mulクラスの実装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0.2　演算子のオーバーロー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21　演算子のオーバーロード（2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1　ndarrayと一緒に使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2　floatやintと一緒に使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3　問題点1：左項がfloatやintの場合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4　問題点2：左項がndarrayインスタンスの場合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22　演算子のオーバーロード（3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1　負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2　引き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3　割り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4　累乗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3　パッケージとしてまと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1　ファイル構成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2　コアクラスへの移し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3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4　実際の__init__.pyファイ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5　dezeroのインポー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4　複雑な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1　Spher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2　matyas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3　Goldstein-Pric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Define-by-Run</text:p>
          </table:table-cell>
          <table:table-cell table:style-name="Default"/>
          <table:table-cell/>
        </table:table-row>
      </table:table>
      <table:table table:name="第3ステージ" table:style-name="ta1">
        <table:table-column table:style-name="co5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5　計算グラフの可視化（1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5.1　Graphvizのインスト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5.2　DOT言語でグラフを書く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5.3　ノードの属性を指定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5.4　ノードを結ぶ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6　計算グラフの可視化（2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6.1　可視化コードの使用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 table:style-name="ce6" office:value-type="percentage" office:value="0.8" calcext:value-type="percentage">
            <text:p>80%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 table:style-name="ce6" office:value-type="percentage" office:value="0.8" calcext:value-type="percentage">
            <text:p>80%</text:p>
          </table:table-cell>
          <table:table-cell office:value-type="string" calcext:value-type="string">
            <text:p>os.path ?</text:p>
          </table:table-cell>
        </table:table-row>
        <table:table-row table:style-name="ro4">
          <table:table-cell office:value-type="string" calcext:value-type="string">
            <text:p><text:s text:c="8"/>26.4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7　テイラー展開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7.1　sin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7.2　テイラー展開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7.3　テイラー展開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7.4　計算グラフの可視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8.2　微分を求め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2.4　__init__.pyの変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3　ニュートン法を使った最適化（自動計算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3.1　2階微分を求め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3.2　ニュートン法による最適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4　sin関数の高階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4.1　sin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4.2　cos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4.3　sin関数の高階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5　高階微分の計算グラ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5.1　tanh関数の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5.2　tanh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5.3　高階微分の計算グラフの可視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36　高階微分以外の用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6.1　doublebackpropの用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36.2　ディープラーニングの研究での使用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 table:number-columns-repeated="2"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1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1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6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7" table:default-cell-style-name="ce5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00/00/00</text:date>, <text:time style:data-style-name="N2" text:time-value="16:25:12.302270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23T13:49:45.241943713</dc:date>
    <meta:editing-duration>P5DT20M54S</meta:editing-duration>
    <meta:editing-cycles>33</meta:editing-cycles>
    <meta:document-statistic meta:table-count="6" meta:cell-count="380" meta:object-count="0"/>
    <meta:user-defined meta:name=""/>
  </office:meta>
</office:document-meta>
</file>